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BindAction.end( Read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BindAction.begin( String namespace , String name , Attributes attributes , ReadContext contex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BeanBindAction.createBean( String namespace , String name , Attributes attributes , ElementDescriptor descriptor , Read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eanBindAction.getElementDescriptor( ElementDescriptor propertyDescriptor , ReadContext contex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BeanBindAction.update( ReadContext context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eanBindAction.body( String text , ReadContext contex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